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marker-start="" draw:fill-color="#dddddd" draw:textarea-horizontal-align="justify" draw:textarea-vertical-align="middle" draw:auto-grow-height="false" fo:min-height="15.5cm" fo:min-width="27.5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cccccc" draw:opacity="100%" draw:textarea-horizontal-align="justify" draw:textarea-vertical-align="top" draw:auto-grow-height="false" fo:min-height="7.188cm" fo:min-width="8.438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00a933" draw:opacity="100%" draw:textarea-horizontal-align="justify" draw:textarea-vertical-align="top" draw:auto-grow-height="false" fo:min-height="3.902cm" fo:min-width="8.152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0.472cm" fo:min-width="0.722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0.472cm" fo:min-width="0.621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ff8000" draw:textarea-horizontal-align="justify" draw:textarea-vertical-align="middle" draw:auto-grow-height="false" fo:min-height="1.284cm" fo:min-width="7.134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00a933" draw:opacity="100%" draw:textarea-horizontal-align="justify" draw:textarea-vertical-align="middle" draw:auto-grow-height="false" fo:min-height="2.999cm" fo:min-width="4.949cm" fo:padding-top="0.151cm" fo:padding-bottom="0.151cm" fo:padding-left="0.276cm" fo:padding-right="0.276cm"/>
    </style:style>
    <style:style style:name="gr8" style:family="graphic" style:parent-style-name="standard">
      <style:graphic-properties svg:stroke-width="0.159cm" svg:stroke-color="#000000" draw:marker-start="Arrow" draw:marker-start-width="0.538cm" draw:marker-end="Arrow" draw:marker-end-width="0.538cm" draw:textarea-vertical-align="middle" fo:padding-top="0.204cm" fo:padding-bottom="0.204cm" fo:padding-left="0.329cm" fo:padding-right="0.329cm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ffff00" draw:opacity="100%" draw:textarea-horizontal-align="justify" draw:textarea-vertical-align="middle" draw:auto-grow-height="false" fo:min-height="1.323cm" fo:min-width="3.773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-color="#ffff00" draw:opacity="100%" draw:textarea-horizontal-align="justify" draw:textarea-vertical-align="middle" draw:auto-grow-height="false" fo:min-height="1.773cm" fo:min-width="5.023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-color="#00a933" draw:opacity="100%" draw:textarea-horizontal-align="justify" draw:textarea-vertical-align="middle" draw:auto-grow-height="false" fo:min-height="2.226cm" fo:min-width="4.975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-color="#00a933" draw:opacity="100%" draw:textarea-horizontal-align="justify" draw:textarea-vertical-align="middle" draw:auto-grow-height="false" fo:min-height="2.407cm" fo:min-width="4.955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-color="#729fcf" draw:opacity="100%" draw:textarea-horizontal-align="justify" draw:textarea-vertical-align="middle" draw:auto-grow-height="false" fo:min-height="1.548cm" fo:min-width="26.447cm" fo:padding-top="0.151cm" fo:padding-bottom="0.151cm" fo:padding-left="0.276cm" fo:padding-right="0.276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-color="#cccccc" draw:opacity="100%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-color="#00a933" draw:opacity="100%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-color="#ff8000"/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text-align="center"/>
    </style:style>
    <style:style style:name="P7" style:family="paragraph">
      <loext:graphic-properties draw:fill-color="#ffff00" draw:opacity="100%"/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-color="#729fcf" draw:opacity="100%"/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-color="#ffffff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8cm" svg:height="8.3cm" svg:x="9.231cm" svg:y="0.1cm">
          <text:p text:style-name="P2"><text:span text:style-name="T1">STFC OpenStack</text:span></text:p>
          <text:p text:style-name="P2"><text:span text:style-name="T2">enables you to create VMs</text:span></text:p>
          <text:p text:style-name="P2"><text:span text:style-name="T2">which can then be used to</text:span></text:p>
          <text:p text:style-name="P2"><text:span text:style-name="T2">either deploy real K8s clusters</text:span></text:p>
          <text:p text:style-name="P2"><text:span text:style-name="T2">(for production?) or virtual K8s</text:span></text:p>
          <text:p text:style-name="P2"><text:span text:style-name="T2">clusters (for development)</text:span></text:p>
          <text:p text:style-name="P2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9.1cm" svg:height="4.6cm" svg:x="9.6cm" svg:y="3.5cm">
          <text:p text:style-name="P2"><text:span text:style-name="T1">K8s</text:span><text:span text:style-name="T2"> manages the nodes to create a clus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3cm" svg:height="0.8cm" svg:x="10.3cm" svg:y="4.5cm">
          <text:p text:style-name="P2"><text:span text:style-name="T2">master</text:span></text:p>
          <text:p text:style-name="P2"><text:span text:style-name="T2">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199cm" svg:height="0.8cm" svg:x="11.901cm" svg:y="4.5cm">
          <text:p text:style-name="P2"><text:span text:style-name="T2">slave</text:span></text:p>
          <text:p text:style-name="P2"><text:span text:style-name="T2">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7.8cm" svg:height="1.7cm" svg:x="10.2cm" svg:y="5.9cm">
          <text:p text:style-name="P2"><text:span text:style-name="T2"/></text:p>
          <text:p text:style-name="P2"><text:span text:style-name="T1">Spark</text:span><text:span text:style-name="T2"> is deployed on the K8s cluster</text:span></text:p>
          <text:p text:style-name="P2"><text:span text:style-name="T2">It will handle all jobs by spawning Docker</text:span></text:p>
          <text:p text:style-name="P2"><text:span text:style-name="T2">Containerised applications on the nodes</text:span></text:p>
          <text:p text:style-name="P2"><text:span text:style-name="T2">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199cm" svg:height="0.8cm" svg:x="13.501cm" svg:y="4.501cm">
          <text:p text:style-name="P2"><text:span text:style-name="T2">slave</text:span></text:p>
          <text:p text:style-name="P2"><text:span text:style-name="T2">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199cm" svg:height="0.8cm" svg:x="15.101cm" svg:y="4.502cm">
          <text:p text:style-name="P2"><text:span text:style-name="T2">slave</text:span></text:p>
          <text:p text:style-name="P2"><text:span text:style-name="T2">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199cm" svg:height="0.8cm" svg:x="16.701cm" svg:y="4.503cm">
          <text:p text:style-name="P2"><text:span text:style-name="T2">slave</text:span></text:p>
          <text:p text:style-name="P2"><text:span text:style-name="T2">n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5.799cm" svg:height="3.599cm" svg:x="0.801cm" svg:y="3.9cm">
          <text:p text:style-name="P2"><text:span text:style-name="T1">ECHO</text:span></text:p>
          <text:p text:style-name="P2"><text:span text:style-name="T2">an S3 server connected to the</text:span></text:p>
          <text:p text:style-name="P2"><text:span text:style-name="T2">STFC OpenStack such that a K8s</text:span></text:p>
          <text:p text:style-name="P2"><text:span text:style-name="T2">on the STFC OpenStack can run</text:span></text:p>
          <text:p text:style-name="P2"><text:span text:style-name="T2">applications using data/codes</text:span></text:p>
          <text:p text:style-name="P2"><text:span text:style-name="T2">directly from ECH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6" draw:layer="layout" svg:x1="6.7cm" svg:y1="5.7cm" svg:x2="9.6cm" svg:y2="5.7cm">
          <text:p/>
        </draw:line>
        <draw:custom-shape draw:style-name="gr9" draw:text-style-name="P7" draw:layer="layout" svg:width="4.499cm" svg:height="1.799cm" svg:x="0.601cm" svg:y="10.101cm">
          <text:p text:style-name="P2"><text:span text:style-name="T1">DITTO</text:span></text:p>
          <text:p text:style-name="P2"><text:span text:style-name="T3">is a web app that creates</text:span></text:p>
          <text:p text:style-name="P2"><text:span text:style-name="T3">a bridge between you and</text:span></text:p>
          <text:p text:style-name="P2"><text:span text:style-name="T3">the ECHO S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6" draw:layer="layout" svg:x1="2.8cm" svg:y1="10cm" svg:x2="2.8cm" svg:y2="7.8cm">
          <text:p/>
        </draw:line>
        <draw:custom-shape draw:style-name="gr10" draw:text-style-name="P7" draw:layer="layout" svg:width="5.799cm" svg:height="2.299cm" svg:x="21.501cm" svg:y="10.1cm">
          <text:p text:style-name="P2"><text:span text:style-name="T1">PIEZO</text:span></text:p>
          <text:p text:style-name="P2"><text:span text:style-name="T3">is a web app that handles job</text:span></text:p>
          <text:p text:style-name="P2"><text:span text:style-name="T3">requests from the user, and</text:span></text:p>
          <text:p text:style-name="P2"><text:span text:style-name="T3">deploys them on the K8s cluster</text:span></text:p>
          <text:p text:style-name="P2"><text:span text:style-name="T3">using Spa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6" draw:layer="layout" svg:x1="23.7cm" svg:y1="10cm" svg:x2="17.6cm" svg:y2="7.3cm">
          <text:p/>
        </draw:line>
        <draw:custom-shape draw:style-name="gr11" draw:text-style-name="P4" draw:layer="layout" svg:width="5.799cm" svg:height="2.8cm" svg:x="14cm" svg:y="10cm">
          <text:p text:style-name="P2"><text:span text:style-name="T1">DOCKER</text:span></text:p>
          <text:p text:style-name="P2"><text:span text:style-name="T2">creates containers that can be</text:span></text:p>
          <text:p text:style-name="P2"><text:span text:style-name="T2">run directly on a K8s cluster.</text:span></text:p>
          <text:p text:style-name="P2"><text:span text:style-name="T2">This means Spark and K8s</text:span></text:p>
          <text:p text:style-name="P2"><text:span text:style-name="T2">connect to the Docker repository</text:span></text:p>
          <text:p text:style-name="P2"><text:span text:style-name="T2">to download your contain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6" draw:layer="layout" svg:x1="10.4cm" svg:y1="7.9cm" svg:x2="9cm" svg:y2="9.7cm">
          <text:p/>
        </draw:line>
        <draw:custom-shape draw:style-name="gr12" draw:text-style-name="P4" draw:layer="layout" svg:width="5.799cm" svg:height="3.001cm" svg:x="6.2cm" svg:y="9.8cm">
          <text:p text:style-name="P2"><text:span text:style-name="T1">MINIO</text:span></text:p>
          <text:p text:style-name="P2"><text:span text:style-name="T2">a server app that creates a bridge</text:span></text:p>
          <text:p text:style-name="P2"><text:span text:style-name="T2">to a K8s cluster. This can be used</text:span></text:p>
          <text:p text:style-name="P2"><text:span text:style-name="T2">as an alternative to the DITTO-</text:span></text:p>
          <text:p text:style-name="P2"><text:span text:style-name="T2">ECHO system, to upload data &amp;</text:span></text:p>
          <text:p text:style-name="P2"><text:span text:style-name="T2">codes directly to the cluster (for</text:span></text:p>
          <text:p text:style-name="P2"><text:span text:style-name="T2">development mostly)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6" draw:layer="layout" svg:x1="16.6cm" svg:y1="9.9cm" svg:x2="14.8cm" svg:y2="7.9cm">
          <text:p/>
        </draw:line>
        <draw:custom-shape draw:style-name="gr13" draw:text-style-name="P8" draw:layer="layout" svg:width="27.199cm" svg:height="2.05cm" svg:x="0.401cm" svg:y="13.6cm">
          <text:p text:style-name="P2"><text:span text:style-name="T1">USER</text:span></text:p>
          <text:p text:style-name="P2"><text:span text:style-name="T3">1. create your own K8s cluster with Spark on OpenStack (unless you are using an existing one, eg. AWS).</text:span></text:p>
          <text:p text:style-name="P2"><text:span text:style-name="T3">2. Upload data/codes to the ECHO S3 server, alternatively, upload data/codes directly to the K8s cluster using MINIO (development only).</text:span></text:p>
          <text:p text:style-name="P2"><text:span text:style-name="T3">3. Create Docker containers for your applications, and push them to repositories that can be accessed by K8s directly (and may require Secrets).</text:span></text:p>
          <text:p text:style-name="P2"><text:span text:style-name="T3">4. Send job requests to PIEZO, alternatively, run things directly with Spark if you know what you’re doing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4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9T11:21:22.628536204</meta:creation-date>
    <dc:date>2019-08-09T14:29:21.007747161</dc:date>
    <meta:editing-duration>PT14M25S</meta:editing-duration>
    <meta:editing-cycles>2</meta:editing-cycles>
    <meta:generator>LibreOffice/6.2.5.2$MacOSX_X86_64 LibreOffice_project/1ec314fa52f458adc18c4f025c545a4e8b22c159</meta:generator>
    <meta:document-statistic meta:object-count="43"/>
  </office:meta>
</office:document-meta>
</file>